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0.6cm" svg:x2="2.7cm" svg:y2="0.6cm">
          <text:p/>
        </draw:line>
        <draw:line draw:style-name="gr1" draw:text-style-name="P1" draw:layer="layout" svg:x1="2cm" svg:y1="2.9cm" svg:x2="2.7cm" svg:y2="2.9cm">
          <text:p/>
        </draw:line>
        <draw:frame draw:style-name="gr2" draw:layer="layout" svg:width="1.035cm" svg:height="0.963cm" draw:transform="rotate (-1.5707963267949) translate (1.763cm 1.265cm)">
          <draw:text-box>
            <text:p>...</text:p>
          </draw:text-box>
        </draw:frame>
        <draw:polygon draw:style-name="gr3" draw:text-style-name="P2" draw:layer="layout" svg:width="1.399cm" svg:height="3.099cm" svg:x="2.7cm" svg:y="0.2cm" svg:viewBox="0 0 1400 3100" draw:points="0,3100 0,0 1400,1000 1400,2100">
          <text:p/>
        </draw:polygon>
        <draw:custom-shape draw:style-name="gr4" draw:text-style-name="P2" draw:layer="layout" svg:width="1.9cm" svg:height="0.8cm" svg:x="4.8cm" svg:y="1.4cm">
          <text:p text:style-name="P1"><text:span text:style-name="T1">Filt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cm" svg:y1="1.8cm" svg:x2="4.8cm" svg:y2="1.8cm">
          <text:p/>
        </draw:line>
        <draw:line draw:style-name="gr1" draw:text-style-name="P1" draw:layer="layout" svg:x1="6.7cm" svg:y1="1.8cm" svg:x2="7.4cm" svg:y2="1.8cm">
          <text:p/>
        </draw:line>
        <draw:custom-shape draw:style-name="gr4" draw:text-style-name="P2" draw:layer="layout" svg:width="1.9cm" svg:height="1.9cm" svg:x="7.4cm" svg:y="0.8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05cm" draw:transform="rotate (1.5707963267949) translate (3cm 2.8cm)">
          <draw:text-box>
            <text:p><text:span text:style-name="T1">Demux</text:span></text:p>
          </draw:text-box>
        </draw:frame>
        <draw:custom-shape draw:style-name="gr4" draw:text-style-name="P2" draw:layer="layout" svg:width="1.9cm" svg:height="0.8cm" svg:x="0.1cm" svg:y="0.2cm">
          <text:p text:style-name="P1"><text:span text:style-name="T1">Capt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0.8cm" svg:x="0.1cm" svg:y="2.5cm">
          <text:p text:style-name="P1"><text:span text:style-name="T1">Capt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9cm" svg:x="10cm" svg:y="0.8cm">
          <text:p text:style-name="P1"><text:span text:style-name="T1">UC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.8cm" svg:x2="10cm" svg:y2="1.8cm">
          <text:p/>
        </draw:line>
        <draw:line draw:style-name="gr1" draw:text-style-name="P1" draw:layer="layout" svg:x1="11.9cm" svg:y1="1.8cm" svg:x2="12.6cm" svg:y2="1.8cm">
          <text:p/>
        </draw:line>
        <draw:custom-shape draw:style-name="gr4" draw:text-style-name="P2" draw:layer="layout" svg:width="1.9cm" svg:height="1.9cm" svg:x="12.6cm" svg:y="0.8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4:05:20.14</meta:creation-date>
    <dc:date>2013-06-03T14:09:13.28</dc:date>
    <dc:creator>Johan Berdat</dc:creator>
    <meta:editing-duration>P0D</meta:editing-duration>
    <meta:editing-cycles>1</meta:editing-cycles>
    <meta:document-statistic meta:object-count="15"/>
    <meta:generator>LibreOffice/3.6$Windows_x86 LibreOffice_project/2ef5aff-a6fb0ff-166bdff-cf087ad-0f1389</meta:generator>
  </office:meta>
</office:document-meta>
</file>